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_20__28_WW_29_">
      <style:text-properties officeooo:paragraph-rsid="001732b2"/>
    </style:style>
    <style:style style:name="P2" style:family="paragraph" style:parent-style-name="Standard_20__28_WW_29_">
      <style:text-properties style:font-name="Calibri" fo:language="el" fo:country="GR" officeooo:paragraph-rsid="001732b2" style:font-name-complex="Calibri1"/>
    </style:style>
    <style:style style:name="P3" style:family="paragraph" style:parent-style-name="Standard_20__28_WW_29_">
      <style:text-properties style:font-name="Calibri" fo:font-size="14pt" fo:language="el" fo:country="GR" officeooo:paragraph-rsid="001732b2" style:font-size-asian="14pt" style:font-name-complex="Calibri1" style:font-size-complex="14pt"/>
    </style:style>
    <style:style style:name="P4" style:family="paragraph" style:parent-style-name="Standard_20__28_WW_29_">
      <style:paragraph-properties fo:margin-left="0.4925in"/>
      <style:text-properties officeooo:paragraph-rsid="001732b2"/>
    </style:style>
    <style:style style:name="P5" style:family="paragraph" style:parent-style-name="Standard_20__28_WW_29_">
      <style:paragraph-properties fo:margin-left="0.4925in"/>
      <style:text-properties style:font-name="Calibri" fo:language="el" fo:country="GR" officeooo:paragraph-rsid="001732b2" style:font-name-complex="Calibri1"/>
    </style:style>
    <style:style style:name="P6" style:family="paragraph" style:parent-style-name="Standard_20__28_WW_29_">
      <style:text-properties style:font-name="Calibri" fo:font-size="14pt" fo:language="el" fo:country="GR" officeooo:paragraph-rsid="001732b2" style:letter-kerning="false" style:font-size-asian="14pt" style:font-name-complex="Calibri1" style:font-size-complex="14pt"/>
    </style:style>
    <style:style style:name="P7" style:family="paragraph" style:parent-style-name="Standard_20__28_WW_29_">
      <style:text-properties officeooo:paragraph-rsid="001b935f"/>
    </style:style>
    <style:style style:name="P8" style:family="paragraph" style:parent-style-name="Standard_20__28_WW_29_">
      <style:text-properties officeooo:paragraph-rsid="001c10b2"/>
    </style:style>
    <style:style style:name="P9" style:family="paragraph" style:parent-style-name="Standard">
      <style:text-properties officeooo:paragraph-rsid="001732b2"/>
    </style:style>
    <style:style style:name="P10" style:family="paragraph" style:parent-style-name="Standard_20__28_WW_29_">
      <style:paragraph-properties fo:text-indent="0.4925in" style:auto-text-indent="false"/>
      <style:text-properties officeooo:paragraph-rsid="001732b2"/>
    </style:style>
    <style:style style:name="P11" style:family="paragraph" style:parent-style-name="Standard_20__28_WW_29_">
      <style:text-properties fo:color="#2a6099" loext:opacity="100%" officeooo:paragraph-rsid="0018fc51"/>
    </style:style>
    <style:style style:name="P12" style:family="paragraph" style:parent-style-name="Standard_20__28_WW_29_">
      <style:text-properties officeooo:paragraph-rsid="0018fc51"/>
    </style:style>
    <style:style style:name="P13" style:family="paragraph" style:parent-style-name="Standard_20__28_WW_29_">
      <style:text-properties fo:color="#2a6099" loext:opacity="100%" officeooo:paragraph-rsid="001a92f8"/>
    </style:style>
    <style:style style:name="P14" style:family="paragraph" style:parent-style-name="Standard_20__28_WW_29_">
      <style:text-properties fo:color="#2a6099" loext:opacity="100%" officeooo:rsid="001a92f8" officeooo:paragraph-rsid="001a92f8"/>
    </style:style>
    <style:style style:name="P15" style:family="paragraph" style:parent-style-name="Standard_20__28_WW_29_">
      <style:text-properties fo:color="#2a6099" loext:opacity="100%" fo:font-size="12pt" officeooo:paragraph-rsid="001a92f8" style:font-size-asian="12pt" style:font-size-complex="12pt"/>
    </style:style>
    <style:style style:name="T1" style:family="text">
      <style:text-properties style:font-name="Calibri" fo:font-size="14pt" fo:language="el" fo:country="GR" fo:font-weight="bold" style:font-size-asian="14pt" style:font-weight-asian="bold" style:font-name-complex="Calibri1" style:font-size-complex="14pt" style:font-weight-complex="bold"/>
    </style:style>
    <style:style style:name="T2" style:family="text">
      <style:text-properties style:font-name="Calibri" fo:font-size="14pt" fo:language="en" fo:country="US" fo:font-weight="bold" style:font-size-asian="14pt" style:font-weight-asian="bold" style:font-name-complex="Calibri1" style:font-size-complex="14pt" style:font-weight-complex="bold"/>
    </style:style>
    <style:style style:name="T3" style:family="text">
      <style:text-properties style:font-name="Calibri" fo:language="el" fo:country="GR" style:font-name-complex="Calibri1"/>
    </style:style>
    <style:style style:name="T4" style:family="text">
      <style:text-properties style:font-name="Calibri" fo:font-size="14pt" fo:language="el" fo:country="GR" style:font-size-asian="14pt" style:font-name-complex="Calibri1" style:font-size-complex="14pt"/>
    </style:style>
    <style:style style:name="T5" style:family="text">
      <style:text-properties style:font-name="Calibri" fo:font-size="14pt" fo:language="el" fo:country="GR" fo:font-weight="bold" style:font-size-asian="14pt" style:font-weight-asian="bold" style:font-name-complex="Calibri1" style:font-size-complex="14pt"/>
    </style:style>
    <style:style style:name="T6" style:family="text">
      <style:text-properties style:font-name="Calibri" fo:font-size="14pt" fo:language="en" fo:country="US" style:font-size-asian="14pt" style:font-name-complex="Calibri1" style:font-size-complex="14pt"/>
    </style:style>
    <style:style style:name="T7" style:family="text">
      <style:text-properties style:font-name="Calibri" fo:font-size="14pt" fo:language="el" fo:country="GR" style:letter-kerning="false" style:font-size-asian="14pt" style:font-name-complex="Calibri1" style:font-size-complex="14pt"/>
    </style:style>
    <style:style style:name="T8" style:family="text">
      <style:text-properties style:font-name="Calibri" fo:font-size="14pt" fo:language="el" fo:country="GR" fo:font-weight="bold" style:letter-kerning="false" style:font-size-asian="14pt" style:font-weight-asian="bold" style:font-name-complex="Calibri1" style:font-size-complex="14pt" style:font-weight-complex="bold"/>
    </style:style>
    <style:style style:name="T9" style:family="text">
      <style:text-properties style:font-name="Calibri" fo:language="el" fo:country="GR" style:letter-kerning="false" style:font-name-complex="Calibri1"/>
    </style:style>
    <style:style style:name="T10" style:family="text">
      <style:text-properties style:font-name="Calibri" fo:language="en" fo:country="US" style:letter-kerning="false" style:font-name-complex="Calibri1"/>
    </style:style>
    <style:style style:name="T11" style:family="text">
      <style:text-properties fo:color="#2a6099" loext:opacity="100%" style:font-name="Calibri" fo:language="el" fo:country="GR" officeooo:rsid="001b935f" style:letter-kerning="false" style:font-name-complex="Calibri1"/>
    </style:style>
    <style:style style:name="T12" style:family="text">
      <style:text-properties fo:color="#2a6099" loext:opacity="100%" style:font-name="Calibri" fo:font-size="14pt" fo:language="el" fo:country="GR" style:letter-kerning="false" style:font-size-asian="14pt" style:font-name-complex="Calibri1" style:font-size-complex="14pt"/>
    </style:style>
    <style:style style:name="T13" style:family="text">
      <style:text-properties fo:color="#2a6099" loext:opacity="100%" style:font-name="Calibri" fo:font-size="14pt" fo:language="el" fo:country="GR" officeooo:rsid="001b935f" style:letter-kerning="false" style:font-size-asian="14pt" style:font-name-complex="Calibri1" style:font-size-complex="14pt"/>
    </style:style>
    <style:style style:name="T14" style:family="text">
      <style:text-properties fo:color="#2a6099" loext:opacity="100%" style:font-name="Calibri" fo:font-size="12pt" fo:language="el" fo:country="GR" style:letter-kerning="false" style:font-size-asian="12pt" style:font-name-complex="Calibri1" style:font-size-complex="12pt"/>
    </style:style>
    <style:style style:name="T15" style:family="text">
      <style:text-properties fo:color="#2a6099" loext:opacity="100%" style:font-name="Calibri" fo:font-size="12pt" fo:language="el" fo:country="GR" officeooo:rsid="001b935f" style:letter-kerning="false" style:font-size-asian="12pt" style:font-name-complex="Calibri1" style:font-size-complex="12pt"/>
    </style:style>
    <style:style style:name="T16" style:family="text">
      <style:text-properties style:font-name="Calibri" fo:font-size="12pt" fo:language="el" fo:country="GR" style:letter-kerning="false" style:font-size-asian="12pt" style:font-name-complex="Calibri1" style:font-size-complex="12pt"/>
    </style:style>
    <style:style style:name="T17" style:family="text">
      <style:text-properties fo:color="#2a6099" loext:opacity="100%"/>
    </style:style>
    <style:style style:name="T18" style:family="text">
      <style:text-properties style:font-name="Calibri" fo:font-size="12pt" fo:language="el" fo:country="GR" style:font-size-asian="12pt" style:font-name-complex="Calibri1" style:font-size-complex="12pt"/>
    </style:style>
    <style:style style:name="T19" style:family="text">
      <style:text-properties style:font-name="Calibri" fo:language="el" fo:country="GR" officeooo:rsid="001a92f8" style:letter-kerning="false" style:font-name-complex="Calibri1"/>
    </style:style>
    <style:style style:name="T20" style:family="text">
      <style:text-properties style:font-name="Calibri" fo:language="el" fo:country="GR" officeooo:rsid="0018fc51" style:letter-kerning="false" style:font-name-complex="Calibri1"/>
    </style:style>
    <style:style style:name="T21" style:family="text">
      <style:text-properties fo:color="#2a6099" loext:opacity="100%" style:font-name="Calibri" fo:font-size="14pt" fo:language="el" fo:country="GR" officeooo:rsid="0018fc51" style:letter-kerning="false" style:font-size-asian="14pt" style:font-name-complex="Calibri1" style:font-size-complex="14pt"/>
    </style:style>
    <style:style style:name="T22" style:family="text">
      <style:text-properties fo:color="#2a6099" loext:opacity="100%" style:font-name="Calibri" fo:font-size="12pt" fo:language="el" fo:country="GR" officeooo:rsid="0018fc51" style:letter-kerning="false" style:font-size-asian="12pt" style:font-name-complex="Calibri1" style:font-size-complex="12pt"/>
    </style:style>
    <style:style style:name="T23" style:family="text">
      <style:text-properties fo:color="#2a6099" loext:opacity="100%" style:font-name="Calibri" fo:font-size="12pt" fo:language="el" fo:country="GR" officeooo:rsid="001a92f8" style:letter-kerning="false" style:font-size-asian="12pt" style:font-name-complex="Calibri1" style:font-size-complex="12pt"/>
    </style:style>
    <style:style style:name="T24" style:family="text">
      <style:text-properties fo:color="#2a6099" loext:opacity="100%" style:font-name="Calibri" fo:language="el" fo:country="GR" style:letter-kerning="false" style:font-name-complex="Calibri1"/>
    </style:style>
    <style:style style:name="T25" style:family="text">
      <style:text-properties style:font-name="Calibri" fo:font-size="14pt" fo:language="el" fo:country="GR" officeooo:rsid="001a92f8" style:letter-kerning="false" style:font-size-asian="14pt" style:font-name-complex="Calibri1" style:font-size-complex="14pt"/>
    </style:style>
    <style:style style:name="T26" style:family="text">
      <style:text-properties style:font-name="Calibri" fo:font-size="12pt" fo:language="el" fo:country="GR" officeooo:rsid="001a92f8" style:letter-kerning="false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Περίπτωση Χρήσης : Σύνδεση Χρήστη (</text:span><text:span text:style-name="T2">Login</text:span><text:span text:style-name="T1">)</text:span></text:p>
      <text:p text:style-name="P2" loext:marker-style-name="T3"/>
      <text:p text:style-name="P1" loext:marker-style-name="T4"><text:span text:style-name="T4">Βασική Ροή:</text:span></text:p>
      <text:p text:style-name="P3" loext:marker-style-name="T4"/>
      <text:p text:style-name="P4" loext:marker-style-name="T3"><text:span text:style-name="T3">1. Ο χρήστης ανοίγει την εφαρμογή και το σύστημα φορτώνει την οθόνη login.</text:span></text:p>
      <text:p text:style-name="P4" loext:marker-style-name="T3"><text:span text:style-name="T3">2. Ο χρήστης συμπληρώνει τα στοιχεία του.</text:span></text:p>
      <text:p text:style-name="P4" loext:marker-style-name="T3"><text:span text:style-name="T3">3. Το σύστημα προχωράει σε διασύνδεση και οδηγεί στην αρχική οθόνη με τις υπόλοιπες επιλογές.</text:span></text:p>
      <text:p text:style-name="P5" loext:marker-style-name="T3"/>
      <text:p text:style-name="P1" loext:marker-style-name="T4"><text:span text:style-name="T4">Εναλλακτική Ροή: </text:span></text:p>
      <text:p text:style-name="P2" loext:marker-style-name="T3"/>
      <text:p text:style-name="P1" loext:marker-style-name="T3"><text:span text:style-name="T3">3.α.1 Το σύστημα δεν βρήκε χρήστη με αυτά τα στοιχεία είσοδο. </text:span></text:p>
      <text:p text:style-name="P1" loext:marker-style-name="T3"><text:span text:style-name="T3">3.α.2 Το σύστημα εμφανίζει κατάλληλο μήνυμα.</text:span></text:p>
      <text:p text:style-name="P1" loext:marker-style-name="T3"><text:span text:style-name="T3">3.α.3 Η περίπτωση χρήσης συνεχίζεται από το βήμα 1 της βασικής ροής.</text:span></text:p>
      <text:p text:style-name="P2" loext:marker-style-name="T3"/>
      <text:p text:style-name="P1" loext:marker-style-name="T4"><text:span text:style-name="T5">Σημείωση:</text:span><text:span text:style-name="T4"> Σε όλες τις παρακάτω περιπτώσεις χρήσης ισχύει ότι ο χρήστης έχει κάνει επιτυχημένα </text:span><text:span text:style-name="T6">Login</text:span><text:span text:style-name="T4">.</text:span></text:p>
      <text:p text:style-name="P1" loext:marker-style-name="T4"><text:span text:style-name="T4"/></text:p>
      <text:p text:style-name="P1" loext:marker-style-name="T7"><text:span text:style-name="T8">Περίπτωση Χρήσης : Προβολή Φοιτητικών Νέων<text:line-break/></text:span><text:span text:style-name="T9"><text:line-break/></text:span><text:span text:style-name="T7">Βασική Ροή :</text:span></text:p>
      <text:p text:style-name="P6" loext:marker-style-name="T7"/>
      <text:p text:style-name="P4" loext:marker-style-name="T9"><text:span text:style-name="T9">1. Ο </text:span><text:span text:style-name="T3">φοιτητής </text:span><text:span text:style-name="T9">(επιλέγει το πλαίσιο “Φοιτητικά Νέα”) μπαίνει στην σελίδα των</text:span></text:p>
      <text:p text:style-name="P4" loext:marker-style-name="T9"><text:span text:style-name="T9">Φοιτητικών Νέων.</text:span></text:p>
      <text:p text:style-name="P4" loext:marker-style-name="T9"><text:span text:style-name="T9">2. Το σύστημα τραβάει τα τελευταία άρθρα από εξωτερικό πάροχο.</text:span></text:p>
      <text:p text:style-name="P4" loext:marker-style-name="T9"><text:span text:style-name="T9">3. Ο </text:span><text:span text:style-name="T3">φοιτητής </text:span><text:span text:style-name="T9">επιλέγει το άρθρο που τον ενδιαφέρει και το διαβάζει ολόκληρο στο διαδίκτυο.</text:span></text:p>
      <text:p text:style-name="P4" loext:marker-style-name="T9"><text:span text:style-name="T9">4. O </text:span><text:span text:style-name="T3">φοιτητής </text:span><text:span text:style-name="T9">επιλέγει επιστροφή.</text:span></text:p>
      <text:p text:style-name="P4" loext:marker-style-name="T9"><text:span text:style-name="T9">5. Το σύστημα οδηγεί στην αρχική οθόνη.</text:span></text:p>
      <text:p text:style-name="P5" loext:marker-style-name="T3"/>
      <text:p text:style-name="P1" loext:marker-style-name="T4"><text:span text:style-name="T4">Εναλλακτική Ροή 1 :</text:span></text:p>
      <text:p text:style-name="P7" loext:marker-style-name="T9"><text:span text:style-name="T3"><text:line-break/>1.α.</text:span><text:span text:style-name="T9">1 Ο </text:span><text:span text:style-name="T3">φοιτητής </text:span><text:span text:style-name="T9">επιλέγει το πλαίσιο “Φοιτητικά Νέα”.<text:line-break/>1.α.2 Αδυναμία σύνδεσης στο διαδίκτυο/</text:span><text:span text:style-name="T10">maintenance</text:span><text:span text:style-name="T9"> της ιστοσελίδας-παρόχου.<text:line-break/>1.α.3 Εμφάνιση κατάλληλου μηνύματος και φόρτωση προηγούμενων άρθρων από </text:span><text:span text:style-name="T10">cache</text:span><text:span text:style-name="T9">.<text:line-break/></text:span><text:span text:style-name="T11">1.α.4 Η περίπτωση χρήσης επιστρέφει στο δεύτερο βήμα της βασικής ροής.</text:span><text:span text:style-name="T9"><text:line-break/><text:line-break/></text:span><text:span text:style-name="T12">Εναλλακτική Ροή 1.</text:span><text:span text:style-name="T13">2</text:span><text:span text:style-name="T12"> :<text:line-break/></text:span><text:span text:style-name="T13">(</text:span><text:span text:style-name="T14">1.α.</text:span><text:span text:style-name="T15">3).α.1</text:span><text:span text:style-name="T14"> </text:span><text:span text:style-name="T15">Δεν βρέθηκε κάτι στην μνήμη, το σύστημα επιστρέφει σε κενή οθόνη.</text:span><text:span text:style-name="T14"><text:line-break/></text:span><text:span text:style-name="T15">(1.α.3).α.2</text:span><text:span text:style-name="T14"> </text:span><text:span text:style-name="T15">Η περίπτωση χρήσης επιστρέφει στο τέταρτο βήμα της βασικής ροής.</text:span><text:span text:style-name="T16"><text:line-break/></text:span></text:p>
      <text:p text:style-name="P8" loext:marker-style-name="T3"><text:span text:style-name="T17"/></text:p>
      <text:p text:style-name="P2" loext:marker-style-name="T3"/>
      <text:p text:style-name="P2" loext:marker-style-name="T3"/>
      <text:p text:style-name="P2" loext:marker-style-name="T3"/>
      <text:p text:style-name="P1" loext:marker-style-name="T7"><text:soft-page-break/><text:span text:style-name="T7">Εναλλακτική Ροή 2 :</text:span></text:p>
      <text:p text:style-name="P1" loext:marker-style-name="T9"><text:span text:style-name="T9"><text:line-break/>3.α.1 Ο </text:span><text:span text:style-name="T3">φοιτητής </text:span><text:span text:style-name="T9">επιλέγει εμφάνιση συγκεκριμένου άρθρου.<text:line-break/>3.α.2 Το σύστημα παραπέμπει το κύριο πρόγραμμα περιήγησης στην εμφάνιση του πλήρους άρθρου στην ιστοσελίδα του παρόχου.<text:line-break/>3.α.3 Ο </text:span><text:span text:style-name="T3">φοιτητής </text:span><text:span text:style-name="T9">μπορεί να επιστρέψει στην εφαρμογή ή να συνεχίσει με άλλα άρθρα στον πάροχο.<text:line-break/><text:line-break/></text:span><text:span text:style-name="T7">Εναλλακτική Ροή 2.2 :</text:span></text:p>
      <text:p text:style-name="P1" loext:marker-style-name="T7"><text:span text:style-name="T9"><text:line-break/>(3.α.3).α.1 Ο </text:span><text:span text:style-name="T3">φοιτητής </text:span><text:span text:style-name="T9">επιστρέφει στην εφαρμογή.<text:line-break/>(3.α.3).α.2 Η περίπτωση χρήσης επιστρέφει στο δεύτερο βήμα της βασικής ροής.<text:line-break/><text:line-break/></text:span><text:span text:style-name="T7">Εναλλακτική Ροή 2.3 :</text:span></text:p>
      <text:p text:style-name="P1" loext:marker-style-name="T9"><text:span text:style-name="T7"><text:line-break/></text:span><text:span text:style-name="T16">(3.α.3).β.1 Ο </text:span><text:span text:style-name="T18">φοιτητής </text:span><text:span text:style-name="T16">επιλέγει να συνεχίσει με επόμενο άρθρο.<text:line-break/>(3.α.3).β.2 Η περίπτωση χρήσης επιστρέφει στην εναλλακτική ροή 2.2.</text:span><text:span text:style-name="T7"><text:line-break/></text:span></text:p>
      <text:p text:style-name="P9" loext:marker-style-name="T8"><text:span text:style-name="T8">Περίπτωση Χρήσης : Δημιουργία Λίστας Επιτευγμάτων</text:span></text:p>
      <text:p text:style-name="P6" loext:marker-style-name="T7"/>
      <text:p text:style-name="P1" loext:marker-style-name="T9"><text:span text:style-name="T7">Βασική Ροή :</text:span></text:p>
      <text:p text:style-name="P4" loext:marker-style-name="T9"><text:span text:style-name="T9"><text:line-break/>1. Ο </text:span><text:span text:style-name="T3">φοιτητής </text:span><text:span text:style-name="T9">επιλέγει το πλαίσιο “Λίστα Στόχων”.</text:span></text:p>
      <text:p text:style-name="P4" loext:marker-style-name="T9"><text:span text:style-name="T9">2. Το σύστημα φορτώνει τους ήδη καταχωρημένους στόχους.</text:span></text:p>
      <text:p text:style-name="P4" loext:marker-style-name="T9"><text:span text:style-name="T9">3. Ο </text:span><text:span text:style-name="T3">φοιτητής </text:span><text:span text:style-name="T9">επιλέγει να δημιουργήσει νέο στόχο.</text:span></text:p>
      <text:p text:style-name="P4" loext:marker-style-name="T9"><text:span text:style-name="T9">4. Ο </text:span><text:span text:style-name="T3">φοιτητής </text:span><text:span text:style-name="T9">πληκτρολογεί τον στόχο του.</text:span></text:p>
      <text:p text:style-name="P4" loext:marker-style-name="T9"><text:span text:style-name="T9">5. O </text:span><text:span text:style-name="T3">φοιτητής </text:span><text:span text:style-name="T9">επιλέγει επιστροφή.</text:span></text:p>
      <text:p text:style-name="P10" loext:marker-style-name="T9"><text:span text:style-name="T9">6.Το σύστημα οδηγεί στην αρχική οθόνη.</text:span><text:span text:style-name="T3"><text:line-break/><text:line-break/></text:span><text:span text:style-name="T7">Εναλλακτική Ροή 1 :</text:span></text:p>
      <text:p text:style-name="P1" loext:marker-style-name="T9"><text:span text:style-name="T9"><text:line-break/>2.α.1 Το σύστημα δεν βρήκε καταχωρημένους στόχους οπότε εμφανίζει κατάλληλο</text:span></text:p>
      <text:p text:style-name="P1" loext:marker-style-name="T9"><text:span text:style-name="T9">μήνυμα.</text:span></text:p>
      <text:p text:style-name="P11" loext:marker-style-name="T7"><text:span text:style-name="T9">2.α.2 </text:span><text:span text:style-name="T19">Ο φοιτητής επιλέγει φόρτωση υπάρχουσας λίστας μέσω αρχείου.<text:line-break/>2.α.3 Το σύστημα φορτώνει τους στόχους.<text:line-break/>2.α.4 Η περίπτωση χρήσης επιστρέφει στο δεύτερο βήμα βασικής ροής</text:span></text:p>
      <text:p text:style-name="P11" loext:marker-style-name="T7"><text:span text:style-name="T20"/></text:p>
      <text:p text:style-name="P12" loext:marker-style-name="T7"><text:span text:style-name="T12">Εναλλακτική Ροή 1.</text:span><text:span text:style-name="T21">2</text:span><text:span text:style-name="T12"> :<text:line-break/></text:span><text:span text:style-name="T22">(2.α.2).α.1 Ο φοιτητής επιλέγει </text:span><text:span text:style-name="T23">να ξεκινήσει νέα λίστα<text:line-break/>(2.α.2.)α.2 Η περίπτωση χρήσης επιστρέφει στο δεύτερο βήμα βασικής ροής</text:span><text:span text:style-name="T24"><text:line-break/></text:span><text:span text:style-name="T9"><text:line-break/></text:span><text:span text:style-name="T7">Εναλλακτική Ροή 2 :</text:span><text:span text:style-name="T9"><text:line-break/>3.α.1 Ο </text:span><text:span text:style-name="T3">φοιτητής </text:span><text:span text:style-name="T9">επιλέγει ολοκλήρωση στόχου.</text:span></text:p>
      <text:p text:style-name="P1" loext:marker-style-name="T9"><text:span text:style-name="T9">3.α.2 Ο </text:span><text:span text:style-name="T3">φοιτητής </text:span><text:span text:style-name="T9">διαγράφει τον στόχο.</text:span></text:p>
      <text:p text:style-name="P1" loext:marker-style-name="T3"><text:soft-page-break/><text:span text:style-name="T9">3.α.3 Η περίπτωση χρήσης επιστρέφει στο δεύτερο βήμα βασικής ροής.<text:line-break/></text:span></text:p>
      <text:p text:style-name="P1" loext:marker-style-name="T4"><text:span text:style-name="T4">Εναλλακτική Ροή 2.2 :</text:span></text:p>
      <text:p text:style-name="P2" loext:marker-style-name="T3"/>
      <text:p text:style-name="P1" loext:marker-style-name="T3"><text:span text:style-name="T3">(3.α.2).α.1 Το σύστημα σβήνει αυτόματα τον στόχο σε χρονικό διάστημα που ορίζει ο</text:span></text:p>
      <text:p text:style-name="P1" loext:marker-style-name="T3"><text:span text:style-name="T3">χρήστης με ρύθμιση.</text:span></text:p>
      <text:p text:style-name="P1" loext:marker-style-name="T3"><text:span text:style-name="T3">(3.α.2).α.2 Η περίπτωση χρήσης επιστρέφει στο δεύτερο βήμα βασικής ροής.</text:span></text:p>
      <text:p text:style-name="P2" loext:marker-style-name="T3"/>
      <text:p text:style-name="P2" loext:marker-style-name="T3"/>
      <text:p text:style-name="P1" loext:marker-style-name="T4"><text:span text:style-name="T4">Εναλλακτική Ροή 2.3 :</text:span></text:p>
      <text:p text:style-name="P2" loext:marker-style-name="T3"/>
      <text:p text:style-name="P1" loext:marker-style-name="T3"><text:span text:style-name="T3">(3.α.2).β.1 Το σύστημα αφαιρεί την κατάσταση ολοκλήρωσης από τον στόχο σε χρονικό</text:span></text:p>
      <text:p text:style-name="P1" loext:marker-style-name="T3"><text:span text:style-name="T3">διάστημα που ορίζει ο χρήστης με ρύθμιση.</text:span></text:p>
      <text:p text:style-name="P1" loext:marker-style-name="T3"><text:span text:style-name="T3">(3.α.2).β.2 Η περίπτωση χρήσης επιστρέφει στο δεύτερο βήμα βασικής ροής.</text:span></text:p>
      <text:p text:style-name="P2" loext:marker-style-name="T3"/>
      <text:p text:style-name="P1" loext:marker-style-name="T4"><text:span text:style-name="T4">Εναλλακτική Ροή 2.4:</text:span></text:p>
      <text:p text:style-name="P2" loext:marker-style-name="T3"/>
      <text:p text:style-name="P1" loext:marker-style-name="T3"><text:span text:style-name="T3">(3.α.2).γ.1 Ο φοιτητής αφαιρεί την κατάσταση ολοκλήρωσης από τον στόχο.</text:span></text:p>
      <text:p text:style-name="P1" loext:marker-style-name="T3"><text:span text:style-name="T3">(3.α.2).γ.2 Η περίπτωση χρήσης επιστρέφει στο δεύτερο βήμα βασικής ροής.</text:span></text:p>
      <text:p text:style-name="P2" loext:marker-style-name="T3"/>
      <text:p text:style-name="P1" loext:marker-style-name="T4"><text:span text:style-name="T4">Εναλλακτική Ροή 3:</text:span></text:p>
      <text:p text:style-name="P2" loext:marker-style-name="T3"/>
      <text:p text:style-name="P1" loext:marker-style-name="T3"><text:span text:style-name="T3">3.β.1 Ο φοιτητής επεξεργάζεται τη σειρά της λίστας.</text:span></text:p>
      <text:p text:style-name="P1" loext:marker-style-name="T3"><text:span text:style-name="T3">3.β.2 Η περίπτωση χρήσης επιστρέφει στο δεύτερο βήμα βασικής ροής.</text:span></text:p>
      <text:p text:style-name="P2" loext:marker-style-name="T3"/>
      <text:p text:style-name="P1" loext:marker-style-name="T4"><text:span text:style-name="T4">Εναλλακτική Ροή 3.2:</text:span></text:p>
      <text:p text:style-name="P2" loext:marker-style-name="T3"/>
      <text:p text:style-name="P1" loext:marker-style-name="T3"><text:span text:style-name="T3">3.γ.1 Ο φοιτητής επεξεργάζεται το κείμενο ενός επιτεύγματος.</text:span></text:p>
      <text:p text:style-name="P1" loext:marker-style-name="T3"><text:span text:style-name="T3">3.γ.2 Η περίπτωση χρήσης επιστρέφει στο δεύτερο βήμα βασικής ροής.<text:line-break/><text:line-break/></text:span></text:p>
      <text:p text:style-name="P13" loext:marker-style-name="T4"><text:span text:style-name="T7">Εναλλακτική Ροή 3.</text:span><text:span text:style-name="T25">3</text:span><text:span text:style-name="T7">:<text:line-break/></text:span><text:span text:style-name="T16">3.γ.1 Ο φοιτητής </text:span><text:span text:style-name="T26">επιλέγει φόρτωση διαφορετικής λίστας.<text:line-break/>3.γ.2.Το σύστημα φορτώνει επιλογές από φακέλους που έχει άδεια προβολής.<text:line-break/>3.γ.3.Ο φοιτητής επιλέγει το αρχείο.</text:span></text:p>
      <text:p text:style-name="P14" loext:marker-style-name="T4"><text:span text:style-name="T26">3.</text:span><text:span text:style-name="T16">γ.4 Το σύστημα φορτώνει τη νέα λίστα.</text:span></text:p>
      <text:p text:style-name="P15" loext:marker-style-name="T4"><text:span text:style-name="T9">3.γ.</text:span><text:span text:style-name="T19">5</text:span><text:span text:style-name="T9"> Η περίπτωση χρήσης επιστρέφει στο δεύτερο βήμα βασικής ροής.</text:span></text:p>
      <text:p text:style-name="P13" loext:marker-style-name="T4"><text:span text:style-name="T7"><text:line-break/>Εναλλακτική Ροή 3.</text:span><text:span text:style-name="T25">4</text:span><text:span text:style-name="T7">:<text:line-break/></text:span><text:span text:style-name="T26">3.δ.1 Ο φοιτητής επιλέγει αποθήκευση της τωρινής λίστας.<text:line-break/>3.δ.2 Το σύστημα δημιουργεί νέο αρχείο σε προεπιλεγμένο φάκελο.<text:line-break/>3.δ.3 Η περίπτωση χρήσης επιστρέφει στο δεύτερο βήμα βασικής ροή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45:13.147000000</meta:creation-date>
    <dc:date>2025-04-25T02:31:25.863000000</dc:date>
    <meta:editing-duration>PT31M37S</meta:editing-duration>
    <meta:editing-cycles>1</meta:editing-cycles>
    <meta:document-statistic meta:table-count="0" meta:image-count="0" meta:object-count="0" meta:page-count="3" meta:paragraph-count="58" meta:word-count="642" meta:character-count="4266" meta:non-whitespace-character-count="3662"/>
    <meta:generator>LibreOffice/24.8.6.2$Windows_X86_64 LibreOffice_project/6d98ba145e9a8a39fc57bcc76981d1fb1316c60c</meta:generator>
  </office:meta>
</office:document-meta>
</file>